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subtitle">
      <style:graphic-properties draw:fill-color="#ffffff" fo:min-height="12.751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297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Verbesserungen im Widrigen Umfeld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Änderungen und Widerstände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Änderungen können zu Widerständen führen</text:span></text:p>
              </text:list-item>
              <text:list-item>
                <text:p text:style-name="P5"><text:span text:style-name="T1">Grund: auf Bedürfnisse wurde nicht eingegangen</text:span></text:p>
              </text:list-item>
              <text:list-item>
                <text:p text:style-name="P5"><text:span text:style-name="T1">Dazu gibt es komplexe Lösungsfahren.</text:span><text:span text:style-name="T1"><text:line-break/></text:span><text:span text:style-name="T1">Tipp: Inhalte der Agile Coach Zertifizierung</text:span></text:p>
              </text:list-item>
              <text:list-item>
                <text:p text:style-name="P5"><text:span text:style-name="T1">Zwei vergleichsweise einfach anwendbare Anzätze:</text:span></text:p>
                <text:list>
                  <text:list-item>
                    <text:p><text:span text:style-name="T1">Resignativer Ansatz</text:span></text:p>
                  </text:list-item>
                  <text:list-item>
                    <text:p text:style-name="P6"><text:span text:style-name="T1">Verkaufsansatz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Beispielsituation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Jedem bekannt.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o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ille, etwas ändern zu wollen, ist weg.</text:span></text:p>
              </text:list-item>
              <text:list-item>
                <text:p text:style-name="P5"><text:span text:style-name="T1">Man hat sich mit der Situation abgefunden und sie akzeptier</text:span></text:p>
              </text:list-item>
            </text:list>
            <text:p text:style-name="P5"><text:span text:style-name="T1"/></text:p>
            <text:p text:style-name="P5"><text:span text:style-name="T1">Man hat sich selbst geändert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_5f_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5cm" svg:y="0.25cm" presentation:class="subtitle">
          <draw:text-box>
            <text:p>Resignativer Ansatz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 Ansatz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ille, etwas ändern zu wollen, ist da.</text:span></text:p>
              </text:list-item>
              <text:list-item>
                <text:p text:style-name="P5"><text:span text:style-name="T1">Ich sehe derzeit keinen Weg, die Änderung zu bewirken.</text:span></text:p>
              </text:list-item>
              <text:list-item>
                <text:p text:style-name="P5"><text:span text:style-name="T1">Ich akzeptiere die aktuelle Situation und integriere sie so gut es mit vertretbarem Aufwand geht.</text:span></text:p>
              </text:list-item>
              <text:list-item>
                <text:p text:style-name="P5"><text:span text:style-name="T1">Schweigen, Work-arounds.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 Ansatz: lauer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Ich beobachte die Situation weiterhin und warte auf Ereignisse, an denen ich Andocken kann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Drei starke Mechanismen der Innovation in Unternehm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Pensionierungen</text:span></text:p>
              </text:list-item>
              <text:list-item>
                <text:p text:style-name="P5"><text:span text:style-name="T1">Kündigungen</text:span></text:p>
              </text:list-item>
              <text:list-item>
                <text:p text:style-name="P5"><text:span text:style-name="T1">Todesfälle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aussitz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Person(en) identifizieren, die für die Situation verantwortlich sind.</text:span></text:p>
              </text:list-item>
              <text:list-item>
                <text:p text:style-name="P5"><text:span text:style-name="T1">Information einholen, wie lange noch im Unternehem</text:span></text:p>
                <text:list>
                  <text:list-item>
                    <text:p><text:span text:style-name="T1">Bald pensioniert?</text:span></text:p>
                  </text:list-item>
                  <text:list-item>
                    <text:p><text:span text:style-name="T1">Personen möchte sowieso wechseln?</text:span></text:p>
                  </text:list-item>
                  <text:list-item>
                    <text:p><text:span text:style-name="T1">Nächste Wahl in bälde, und Abwahl möglich oder gar realistisch?</text:span><text:span text:style-name="T1"><text:line-break/></text:span><text:span text:style-name="T1">→ Vorsicht, bedeutet nicht, dass automatisch jemand besserer nachkommt.</text:span></text:p>
                  </text:list-item>
                  <text:list-item>
                    <text:p><text:span text:style-name="T1">…</text:span></text:p>
                  </text:list-item>
                </text:list>
              </text:list-item>
              <text:list-item>
                <text:p><text:span text:style-name="T1">Mögliche Lösung: Abwarte, bis Perso(en) weg.</text:span></text:p>
              </text:list-item>
            </text:list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aufbau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ährend der Phase des nicht-ändern-können Informationen sammeln und Netzwerke knüpfen</text:span></text:p>
                <text:list>
                  <text:list-item>
                    <text:p><text:span text:style-name="T1">Wer ist für die Situation verantwortlich? → Pensionierung </text:span></text:p>
                  </text:list-item>
                  <text:list-item>
                    <text:p><text:span text:style-name="T1">Wer leidet ähnlich?</text:span></text:p>
                  </text:list-item>
                  <text:list-item>
                    <text:p><text:span text:style-name="T1">Wer würde von meinen Änderungsideen ebenso profitieren?</text:span></text:p>
                  </text:list-item>
                </text:list>
              </text:list-item>
              <text:list-item>
                <text:p><text:span text:style-name="T1">Maßnahme: Beim Netzwerken diese Personen priorisieren.</text:span></text:p>
              </text:list-item>
              <text:list-item>
                <text:p><text:span text:style-name="T1">Empfehlung:</text:span></text:p>
                <text:list>
                  <text:list-item>
                    <text:p><text:span text:style-name="T1">Netzwerk nicht mit manipulativen Zielen aufbauen.</text:span></text:p>
                  </text:list-item>
                  <text:list-item>
                    <text:p><text:span text:style-name="T1">Stattdessen Verbündete Finden, die gleiche Ziele haben wie ich.</text:span></text:p>
                  </text:list-item>
                </text:list>
              </text:list-item>
              <text:list-item>
                <text:p><text:span text:style-name="T1">Seiteneffekt: Über Netzwerk lernt man die Situation viel besser verstehen, insbesondere eigene Misskonzept.</text:span></text:p>
              </text:list-item>
              <text:list-item>
                <text:p><text:span text:style-name="T1"/></text:p>
              </text:list-item>
            </text:list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signativer Ansatz: umsetzen!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Sobald Blockade abgesessen ist.</text:span></text:p>
              </text:list-item>
              <text:list-item>
                <text:p text:style-name="P5"><text:span text:style-name="T1">Mit Netzwerk gemeinsam die Situation verbessern.</text:span></text:p>
              </text:list-item>
            </text:list>
            <text:p text:style-name="P5"><text:span text:style-name="T1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_5f_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cm" svg:height="12.751cm" svg:x="1.5cm" svg:y="0.25cm" presentation:class="subtitle">
          <draw:text-box>
            <text:p text:style-name="P9">Verkaufsansatz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Jemanden etwas geben, dass ich habe und nicht brauche, und dafür etwas zu kriegen, dass mir nützt“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→ </text:span><text:span text:style-name="T1">Das, was ich habe, kann dir helfen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Was sagt „agile“ zum Thema Nutzen?</text:span></text:p>
            <text:p text:style-name="P5"><text:span text:style-name="T1">Was sagt „agile“ zum Thema Bedürfnis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Verkaufen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Was heisst verkaufen?</text:span></text:p>
              </text:list-item>
            </text:list>
            <text:p text:style-name="P5"><text:span text:style-name="T1"/></text:p>
            <text:p text:style-name="P5"><text:span text:style-name="T1">„</text:span><text:span text:style-name="T1">Bedürfnis erkennen und Nutzen darstellen“?</text:span></text:p>
            <text:p text:style-name="P5"><text:span text:style-name="T1"/></text:p>
            <text:p text:style-name="P5"><text:span text:style-name="T1">Was sagt „agile“ zum Thema Nutzen? → viel</text:span></text:p>
            <text:p text:style-name="P5"><text:span text:style-name="T1">Was sagt „agile“ zum Thema Bedürfnis? → nicht besonders viel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Wie verkaufen?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Eigenes Seminar</text:span></text:p>
              </text:list-item>
              <text:list-item>
                <text:p text:style-name="P5"><text:span text:style-name="T1">Kurzform: Elevator Pitch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3H43M11S</meta:editing-duration>
    <meta:editing-cycles>65</meta:editing-cycles>
    <meta:generator>LibreOffice/7.0.4.2$MacOSX_X86_64 LibreOffice_project/dcf040e67528d9187c66b2379df5ea4407429775</meta:generator>
    <dc:title>Vivid</dc:title>
    <dc:date>2021-01-29T12:48:58.540945878</dc:date>
    <meta:document-statistic meta:object-count="130"/>
  </office:meta>
</office:document-meta>
</file>